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88cm" svg:stroke-color="#01bd01" draw:marker-start-width="0.78cm" draw:marker-end-width="0.78cm" draw:stroke-linejoin="miter" draw:fill="solid" draw:fill-color="#a7e57e" draw:opacity="100%" draw:opacity-name="" draw:textarea-horizontal-align="justify" draw:textarea-vertical-align="middle" draw:auto-grow-height="false" fo:min-height="1.494cm" fo:min-width="2.816cm" fo:padding-top="0.317cm" fo:padding-bottom="0.317cm" fo:padding-left="0.442cm" fo:padding-right="0.442cm" draw:shadow="hidden"/>
    </style:style>
    <style:style style:name="P1" style:family="paragraph">
      <loext:graphic-properties draw:fill="solid" draw:fill-color="#a7e57e" draw:opacity="100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089cm" svg:height="3.599cm" svg:x="0.489cm" svg:y="0.7cm" svg:viewBox="0 0 4090 3600" svg:d="M0 1112h2386l-3-1112 1707 1782-1713 1818 9-1148h-2386zM0 321zM4090 3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30%" draw:cy="30%" draw:start-color="#00864b" draw:end-color="#9effa1" draw:start-intensity="100%" draw:end-intensity="100%" draw:border="0%"/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7:52:22.449000000</dc:date>
    <meta:editing-duration>PT3H19M19S</meta:editing-duration>
    <meta:editing-cycles>26</meta:editing-cycles>
    <meta:generator>LibreOffice/6.0.4.2$Windows_X86_64 LibreOffice_project/9b0d9b32d5dcda91d2f1a96dc04c645c450872bf</meta:generator>
    <meta:document-statistic meta:object-count="1"/>
  </office:meta>
</office:document-meta>
</file>